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Tahoma1" svg:font-family="Tahoma"/>
    <style:font-face style:name="Times New Roman1" svg:font-family="'Times New Roman'" style:font-family-generic="roman"/>
    <style:font-face style:name="Times New Roman CYR" svg:font-family="'Times New Roman CYR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00%"/>
      <style:text-properties fo:color="#000000" style:font-name="Times New Roman" fo:font-size="14pt" style:font-size-asian="14pt" style:font-size-complex="14pt"/>
    </style:style>
    <style:style style:name="P3" style:family="paragraph" style:parent-style-name="Standard">
      <style:text-properties fo:color="#000000"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.494cm" fo:margin-bottom="0.494cm" fo:line-height="100%" fo:text-align="center" style:justify-single-word="false" style:text-autospace="none"/>
      <style:text-properties fo:color="#000000" style:font-name="Times New Roman" fo:font-size="14pt" style:font-size-asian="14pt" style:font-size-complex="14pt"/>
    </style:style>
    <style:style style:name="P7" style:family="paragraph" style:parent-style-name="Preformatted_20_Text">
      <style:paragraph-properties fo:margin-top="0cm" fo:margin-bottom="0.499cm" fo:background-color="transparent">
        <style:background-image/>
      </style:paragraph-properties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Preformatted_20_Text">
      <style:paragraph-properties fo:background-color="transparent">
        <style:background-image/>
      </style:paragraph-properties>
      <style:text-properties fo:color="#000000"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9" style:family="paragraph" style:parent-style-name="Preformatted_20_Text">
      <style:paragraph-properties fo:background-color="transparent">
        <style:background-image/>
      </style:paragraph-properties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fo:font-weight="bold" style:font-name-asian="Times New Roman CYR" style:font-weight-asian="bold" style:font-name-complex="Times New Roman CYR" style:font-weight-complex="bold"/>
    </style:style>
    <style:style style:name="T2" style:family="text">
      <style:text-properties fo:color="#000000" fo:language="en" fo:country="US" fo:font-weight="bold" style:font-name-asian="Times New Roman1" style:font-weight-asian="bold" style:font-name-complex="Times New Roman1" style:font-weight-complex="bold"/>
    </style:style>
    <style:style style:name="T3" style:family="text">
      <style:text-properties fo:color="#000000" fo:language="uk" fo:country="UA" fo:font-weight="bold" style:font-name-asian="Times New Roman CYR" style:font-weight-asian="bold" style:font-name-complex="Times New Roman CYR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name-asian="Times New Roman CYR" style:font-weight-asian="bold" style:font-name-complex="Times New Roman CYR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c7832"/>
    </style:style>
    <style:style style:name="T8" style:family="text">
      <style:text-properties fo:color="#cc7832" fo:font-weight="bold"/>
    </style:style>
    <style:style style:name="T9" style:family="text">
      <style:text-properties fo:color="#cc7832" style:font-name="Courier New1"/>
    </style:style>
    <style:style style:name="T10" style:family="text">
      <style:text-properties fo:color="#cc7832" style:font-name="Courier New1" fo:font-weight="bold"/>
    </style:style>
    <style:style style:name="T11" style:family="text">
      <style:text-properties fo:color="#808080"/>
    </style:style>
    <style:style style:name="T12" style:family="text">
      <style:text-properties fo:color="#808080" style:font-name="Courier New1"/>
    </style:style>
    <style:style style:name="T13" style:family="text">
      <style:text-properties style:font-name="Courier New1"/>
    </style:style>
    <style:style style:name="T14" style:family="text">
      <style:text-properties fo:color="#9876aa"/>
    </style:style>
    <style:style style:name="T15" style:family="text">
      <style:text-properties fo:color="#9876aa" style:font-name="Courier New1"/>
    </style:style>
    <style:style style:name="T16" style:family="text">
      <style:text-properties fo:color="#9876aa" style:font-name="Courier New1" fo:font-weight="bold"/>
    </style:style>
    <style:style style:name="T17" style:family="text">
      <style:text-properties fo:color="#9876aa" fo:font-weight="bold"/>
    </style:style>
    <style:style style:name="T18" style:family="text">
      <style:text-properties fo:color="#6897bb"/>
    </style:style>
    <style:style style:name="T19" style:family="text">
      <style:text-properties fo:color="#6897bb" style:font-name="Courier New1"/>
    </style:style>
    <style:style style:name="T20" style:family="text">
      <style:text-properties fo:language="en" fo:country="US" fo:font-weight="bold" style:font-name-asian="Times New Roman1" style:font-weight-asian="bold" style:font-name-complex="Times New Roman1" style:font-weight-complex="bold"/>
    </style:style>
    <style:style style:name="T21" style:family="text">
      <style:text-properties fo:language="uk" fo:country="UA" fo:font-weight="bold" style:font-name-asian="Times New Roman CYR" style:font-weight-asian="bold" style:font-name-complex="Times New Roman CYR" style:font-weight-complex="bold"/>
    </style:style>
    <style:style style:name="T2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Приклад опису предметної області проекту </text:span><text:span text:style-name="T20">«</text:span><text:span text:style-name="T21">Інформаційна система військового округу </text:span><text:span text:style-name="T20">»</text:span></text:p>
      <text:p text:style-name="P2"><text:tab/>Військові частини округу розквартировані по різних місцях дислокації, </text:p>
      <text:p text:style-name="P1">причому <text:s/>в <text:s/>одному <text:s/>місці <text:s/>можуть <text:s/>розташовуватися <text:s/>кілька <text:s/>частин. <text:s/>Кожна </text:p>
      <text:p text:style-name="P1">військова <text:s/>частина <text:s/>складається <text:s/>з <text:s/>рот, <text:s/>роти <text:s/>із <text:s/>взводів, <text:s/>взводи <text:s/>з <text:s/>відділень, <text:s/>у </text:p>
      <text:p text:style-name="P1">свою чергу військові частини поєднуються в дивізії, корпуси або бригади, а </text:p>
      <text:p text:style-name="P1">ті в армії. Військовий округ представлений офіцерським складом <text:s/>(генерали, </text:p>
      <text:p text:style-name="P1">полковники, <text:s/>підполковники, <text:s/>майори, <text:s/>капітани, <text:s/>лейтенанти), <text:s/>рядовим <text:s/>і </text:p>
      <text:p text:style-name="P1">сержантським <text:s/>складом <text:s/>(старшини, <text:s/>сержанти, <text:s/>прапорщики, <text:s/>єфрейтори, </text:p>
      <text:p text:style-name="P1">рядові). <text:s/>Кожна <text:s/>із <text:s/>перерахованих <text:s/>категорій <text:s/>військовослужбовців <text:s/>може <text:s/>мати </text:p>
      <text:p text:style-name="P1">характеристики, <text:s/>властиві <text:s/>тільки <text:s/>цій <text:s/>категорії: <text:s/>для <text:s/>генералів <text:s/>це <text:s/>може <text:s/>бути </text:p>
      <text:p text:style-name="P1">дата <text:s/>закінчення <text:s/>академії, <text:s/>дата <text:s/>присвоєння <text:s/>генеральського <text:s/>звання <text:s/>й <text:s/>т.д. </text:p>
      <text:p text:style-name="P1"><text:tab/>Кожне <text:s/>з <text:s/>підрозділів <text:s/>має <text:s/>командира, <text:s/>причому <text:s/>військовослужбовці </text:p>
      <text:p text:style-name="P1">офіцерського <text:s/>складу <text:s/>можуть <text:s/>командувати <text:s/>кожним <text:s/>з <text:s/>перерахованих <text:s/>вище </text:p>
      <text:p text:style-name="P1">підрозділів, <text:s/>а <text:s/>військовослужбовці <text:s/>рядового <text:s/>й <text:s/>сержантського <text:s/>складу <text:s/>тільки </text:p>
      <text:p text:style-name="P1">взводом <text:s/>і <text:s/>відділенням. <text:s/>Всі <text:s/>військовослужбовці <text:s/>мають <text:s/>одну <text:s/>або <text:s/>кілька </text:p>
      <text:p text:style-name="P1">військових спеціальностей. </text:p>
      <text:p text:style-name="P1"><text:tab/>Кожній військовій частині додана бойова й транспортна техніка: БМП, </text:p>
      <text:p text:style-name="P1">тягачі, <text:s/>автотранспорт <text:s/>й <text:s/>ін. <text:s/>й <text:s/>озброєння: <text:s/>карабіни, <text:s/>автоматична <text:s/>зброя, </text:p>
      <text:p text:style-name="P1">артилерія, ракетне озброєння й т.д. Кожна з перерахованих категорій бойової </text:p>
      <text:p text:style-name="P1">техніки й озброєння також має специфічні, властиві тільки їй атрибути й по </text:p>
      <text:p text:style-name="P1">кожній категорії мо<text:span text:style-name="T22">же бути кілька видів техніки й озброєння. Інфраструктура </text:span></text:p>
      <text:p text:style-name="P4">військової частини представлена набором споруд, деякі з яких призначені для </text:p>
      <text:p text:style-name="P4">дислокаціїпідрозділів частини. </text:p>
      <text:p text:style-name="P4"/>
      <text:p text:style-name="P3">Для виконання даного завдання мені знадобились наступні таблиці</text:p>
      <text:p text:style-name="P8">Таблиця Person /* Люди */</text:p>
      <text:p text:style-name="P9">(</text:p>
      <text:p text:style-name="P9"><text:s/>id int auto_increment</text:p>
      <text:p text:style-name="P9"><text:s text:c="2"/>primary key,</text:p>
      <text:p text:style-name="P9"><text:s/>fName nvarchar(20) not null,</text:p>
      <text:p text:style-name="P9"><text:s/>sName nvarchar(20) not null,</text:p>
      <text:p text:style-name="P9"><text:s/>fatherName nvarchar(20) null,</text:p>
      <text:p text:style-name="P9"><text:s/>birthDate date null,</text:p>
      <text:p text:style-name="P9"><text:s/>sex tinyint(1) null</text:p>
      <text:p text:style-name="P9">);</text:p>
      <text:p text:style-name="P9">Таблиця General /* Генерали */</text:p>
      <text:p text:style-name="P9">(</text:p>
      <text:p text:style-name="P9"><text:s/>id int auto_increment</text:p>
      <text:p text:style-name="P9"><text:s text:c="2"/>primary key,</text:p>
      <text:p text:style-name="P9"><text:s/>person_id int not null,</text:p>
      <text:p text:style-name="P9"><text:s/>`graduation date of the General Academy` date null, /* Дата закінчення генеральської академії */</text:p>
      <text:p text:style-name="P9"><text:soft-page-break/><text:s/>`date of the general's title` date not null, /* Дата присвоєння генеральського звання */</text:p>
      <text:p text:style-name="P9"><text:s/>constraint General_Person_id_fk</text:p>
      <text:p text:style-name="P9"><text:s/>foreign key (person_id) references Person (id)</text:p>
      <text:p text:style-name="P9">);</text:p>
      <text:p text:style-name="P9">Таблиця Colonel /* Полковники */</text:p>
      <text:p text:style-name="P9">(</text:p>
      <text:p text:style-name="P9"><text:s/>id int auto_increment</text:p>
      <text:p text:style-name="P9"><text:s text:c="2"/>primary key,</text:p>
      <text:p text:style-name="P9"><text:s/>person_id int not null,</text:p>
      <text:p text:style-name="P9"><text:s/>`graduation date of the Colonel Academy` date null, /* Дата закінчення Полковницької академії */</text:p>
      <text:p text:style-name="P9"><text:s/>`date of the Colonel's title` date not null, /* Дата присвоєння Полковницького звання */</text:p>
      <text:p text:style-name="P9"><text:s/>constraint Colonel_Person_id_fk</text:p>
      <text:p text:style-name="P9"><text:s/>foreign key (person_id) references Person (id)</text:p>
      <text:p text:style-name="P9">);</text:p>
      <text:p text:style-name="P9">Таблиця PettyOfficerColonel /* Підполковники */</text:p>
      <text:p text:style-name="P9">(</text:p>
      <text:p text:style-name="P9"><text:s/>id int auto_increment</text:p>
      <text:p text:style-name="P9"><text:s text:c="2"/>primary key,</text:p>
      <text:p text:style-name="P9"><text:s/>person_id int not null,</text:p>
      <text:p text:style-name="P9"><text:s/>`graduation date of the lieutenant colonel Academy` date null, /* Дата закінчення Підполковницької академії */</text:p>
      <text:p text:style-name="P9"><text:s/>`date of the lieutenant colonel's title` date not null, /* Дата присвоєння Підполковницького звання */</text:p>
      <text:p text:style-name="P9"><text:s/>constraint PettyOfficerColonel_Person_id_fk</text:p>
      <text:p text:style-name="P9"><text:s/>foreign key (person_id) references Person (id)</text:p>
      <text:p text:style-name="P9">);</text:p>
      <text:p text:style-name="P9">Таблиця Major /* Майори */</text:p>
      <text:p text:style-name="P9">(</text:p>
      <text:p text:style-name="P9"><text:s/>id int auto_increment</text:p>
      <text:p text:style-name="P9"><text:s text:c="2"/>primary key,</text:p>
      <text:p text:style-name="P9"><text:s/>person_id int not null,</text:p>
      <text:p text:style-name="P9"><text:s/>`graduation date of the Major Academy` date null, /* Дата закінчення Майорської академії */</text:p>
      <text:p text:style-name="P9"><text:s/>`date of the Major's title` date not null, /* Дата присвоєння Майорського звання */</text:p>
      <text:p text:style-name="P9"><text:s/>constraint Major_Person_id_fk</text:p>
      <text:p text:style-name="P9"><text:s/>foreign key (person_id) references Person (id)</text:p>
      <text:p text:style-name="P9">);</text:p>
      <text:p text:style-name="P9">Таблиця Captain /* Капітани */</text:p>
      <text:p text:style-name="P9">(</text:p>
      <text:p text:style-name="P9"><text:s/>id int auto_increment</text:p>
      <text:p text:style-name="P9"><text:s text:c="2"/>primary key,</text:p>
      <text:p text:style-name="P9"><text:s/>person_id int not null,</text:p>
      <text:p text:style-name="P9"><text:soft-page-break/><text:s/>`graduation date of the Captain Academy` date null, /* Дата закінчення Капітанської академії */</text:p>
      <text:p text:style-name="P9"><text:s/>`date of the Captain's title` date not null, /* Дата присвоєння Капітанського звання */</text:p>
      <text:p text:style-name="P9"><text:s/>constraint Captain_Person_id_fk</text:p>
      <text:p text:style-name="P9"><text:s/>foreign key (person_id) references Person (id)</text:p>
      <text:p text:style-name="P9">);</text:p>
      <text:p text:style-name="P9">Таблиця Lieutenant /* Лейтенанти */</text:p>
      <text:p text:style-name="P9">(</text:p>
      <text:p text:style-name="P9"><text:s/>id int auto_increment</text:p>
      <text:p text:style-name="P9"><text:s text:c="2"/>primary key,</text:p>
      <text:p text:style-name="P9"><text:s/>person_id int not null,</text:p>
      <text:p text:style-name="P9"><text:s/>`graduation date of the Lieutenant Academy` date null, /* Дата закінчення Лейтенантської академії */</text:p>
      <text:p text:style-name="P9"><text:s/>`date of the Lieutenant's title` date not null, /* Дата присвоєння Лейтенантського звання */</text:p>
      <text:p text:style-name="P9"><text:s/>constraint Lieutenant_Person_id_fk</text:p>
      <text:p text:style-name="P9"><text:s/>foreign key (person_id) references Person (id)</text:p>
      <text:p text:style-name="P9">);</text:p>
      <text:p text:style-name="P9">Таблиця PettyOfficer /* Старшини */</text:p>
      <text:p text:style-name="P9">(</text:p>
      <text:p text:style-name="P9"><text:s/>id int auto_increment</text:p>
      <text:p text:style-name="P9"><text:s text:c="2"/>primary key,</text:p>
      <text:p text:style-name="P9"><text:s/>person_id int not null,</text:p>
      <text:p text:style-name="P9"><text:s/>`the date of the assignment of the rank of senior officer` date not null, /* Дата присвоєння старшинського звання */</text:p>
      <text:p text:style-name="P9"><text:s/>constraint PettyOfficer_Person_id_fk</text:p>
      <text:p text:style-name="P9"><text:s/>foreign key (person_id) references Person (id)</text:p>
      <text:p text:style-name="P9">);</text:p>
      <text:p text:style-name="P9">Таблиця Sergeant /* Сержанти */</text:p>
      <text:p text:style-name="P9">(</text:p>
      <text:p text:style-name="P9"><text:s/>id int auto_increment</text:p>
      <text:p text:style-name="P9"><text:s text:c="2"/>primary key,</text:p>
      <text:p text:style-name="P9"><text:s/>person_id int not null,</text:p>
      <text:p text:style-name="P9"><text:s/>`date of assignment of a sergeant rank` date not null, /* Дата присвоєння сержантського звання */</text:p>
      <text:p text:style-name="P9"><text:s/>constraint Sergeant_Person_id_fk</text:p>
      <text:p text:style-name="P9"><text:s/>foreign key (person_id) references Person (id)</text:p>
      <text:p text:style-name="P9">);</text:p>
      <text:p text:style-name="P9">Таблиця Ensign /* Прапорщик */</text:p>
      <text:p text:style-name="P9">(</text:p>
      <text:p text:style-name="P9"><text:s/>id int auto_increment</text:p>
      <text:p text:style-name="P9"><text:s text:c="2"/>primary key,</text:p>
      <text:p text:style-name="P9"><text:s/>person_id int not null,</text:p>
      <text:p text:style-name="P9"><text:s/>`date of assignment of a Ensign rank` date not null, /* Дата присвоєння <text:soft-page-break/>прапорського звання */</text:p>
      <text:p text:style-name="P9"><text:s/>constraint Ensign_Person_id_fk</text:p>
      <text:p text:style-name="P9"><text:s/>foreign key (person_id) references Person (id)</text:p>
      <text:p text:style-name="P9">);</text:p>
      <text:p text:style-name="P9">Таблиця Yefreytor /* Єфрейтори */</text:p>
      <text:p text:style-name="P9">(</text:p>
      <text:p text:style-name="P9"><text:s/>id int auto_increment</text:p>
      <text:p text:style-name="P9"><text:s text:c="2"/>primary key,</text:p>
      <text:p text:style-name="P9"><text:s/>person_id int not null,</text:p>
      <text:p text:style-name="P9"><text:s/>`date of assignment of a Yefreytor rank` date not null, /* Дата присвоєння Єфрейторського звання */</text:p>
      <text:p text:style-name="P9"><text:s/>constraint Yefreytor_Person_id_fk</text:p>
      <text:p text:style-name="P9"><text:s/>foreign key (person_id) references Person (id)</text:p>
      <text:p text:style-name="P9">);</text:p>
      <text:p text:style-name="P9">Таблиця Ordinary /* Рядовийі */</text:p>
      <text:p text:style-name="P9">(</text:p>
      <text:p text:style-name="P9"><text:s/>id int auto_increment</text:p>
      <text:p text:style-name="P9"><text:s text:c="2"/>primary key,</text:p>
      <text:p text:style-name="P9"><text:s/>person_id int not null,</text:p>
      <text:p text:style-name="P9"><text:s/>`date of assignment of a Ordinary rank` date not null, /* Дата присвоєння Рядового звання */</text:p>
      <text:p text:style-name="P9"><text:s/>constraint Ordinary_Person_id_fk</text:p>
      <text:p text:style-name="P9"><text:s/>foreign key (person_id) references Person (id)</text:p>
      <text:p text:style-name="P9">);</text:p>
      <text:p text:style-name="P9">Таблиця MilitarySpecialty /* Військові спеціальності */</text:p>
      <text:p text:style-name="P9">(</text:p>
      <text:p text:style-name="P9"><text:s/>id int auto_increment</text:p>
      <text:p text:style-name="P9"><text:s text:c="2"/>primary key,</text:p>
      <text:p text:style-name="P9"><text:s/>name nvarchar(100) not null,</text:p>
      <text:p text:style-name="P9"><text:s/>person_id int not null,</text:p>
      <text:p text:style-name="P9"><text:s/>constraint MilitarySpecialty_Person_id_fk</text:p>
      <text:p text:style-name="P9"><text:s/>foreign key (person_id) references Person (id)</text:p>
      <text:p text:style-name="P9">);</text:p>
      <text:p text:style-name="P9">Таблиця Armament /* Озброєння */</text:p>
      <text:p text:style-name="P9">(</text:p>
      <text:p text:style-name="P9"><text:s/>id <text:s text:c="2"/>int auto_increment</text:p>
      <text:p text:style-name="P9"><text:s text:c="2"/>primary key,</text:p>
      <text:p text:style-name="P9"><text:s/>name varchar(30) charset utf8 null,</text:p>
      <text:p text:style-name="P9"><text:s/>constraint Armament_name_uindex</text:p>
      <text:p text:style-name="P9"><text:s/>unique (name)</text:p>
      <text:p text:style-name="P9">);</text:p>
      <text:p text:style-name="P9">Таблиця Army /* Армії */</text:p>
      <text:p text:style-name="P9">(</text:p>
      <text:p text:style-name="P9"><text:s/>id <text:s text:c="2"/>int auto_increment</text:p>
      <text:p text:style-name="P9"><text:s text:c="2"/>primary key,</text:p>
      <text:p text:style-name="P9"><text:soft-page-break/><text:s/>name nvarchar(20) null</text:p>
      <text:p text:style-name="P9">);</text:p>
      <text:p text:style-name="P9">Таблиця Division /* Дивізії */</text:p>
      <text:p text:style-name="P9">(</text:p>
      <text:p text:style-name="P9"><text:s/>id <text:s text:c="5"/>int auto_increment</text:p>
      <text:p text:style-name="P9"><text:s text:c="2"/>primary key,</text:p>
      <text:p text:style-name="P9"><text:s/>name <text:s text:c="3"/>nvarchar(20) null,</text:p>
      <text:p text:style-name="P9"><text:s/>army_id int <text:s text:c="8"/>null,</text:p>
      <text:p text:style-name="P9"><text:s/>constraint Division_Army_id_fk</text:p>
      <text:p text:style-name="P9"><text:s/>foreign key (army_id) references Army (id)</text:p>
      <text:p text:style-name="P9">);</text:p>
      <text:p text:style-name="P9">Таблиця Brigade /* Бригади */</text:p>
      <text:p text:style-name="P9">(</text:p>
      <text:p text:style-name="P9"><text:s/>id <text:s text:c="5"/>int auto_increment</text:p>
      <text:p text:style-name="P9"><text:s text:c="2"/>primary key,</text:p>
      <text:p text:style-name="P9"><text:s/>name <text:s text:c="3"/>nvarchar(20) null,</text:p>
      <text:p text:style-name="P9"><text:s/>army_id int <text:s text:c="8"/>null,</text:p>
      <text:p text:style-name="P9"><text:s/>constraint Brigade_Army_id_fk</text:p>
      <text:p text:style-name="P9"><text:s/>foreign key (army_id) references Army (id)</text:p>
      <text:p text:style-name="P9">);</text:p>
      <text:p text:style-name="P9">Таблиця Location /* Місця дислокації */</text:p>
      <text:p text:style-name="P9">(</text:p>
      <text:p text:style-name="P9"><text:s/>id <text:s text:c="6"/>int auto_increment</text:p>
      <text:p text:style-name="P9"><text:s text:c="2"/>primary key,</text:p>
      <text:p text:style-name="P9"><text:s/>country <text:s/>nvarchar(20) null,</text:p>
      <text:p text:style-name="P9"><text:s/>district nvarchar(20) null,</text:p>
      <text:p text:style-name="P9"><text:s/>region <text:s text:c="2"/>nvarchar(20) null,</text:p>
      <text:p text:style-name="P9"><text:s/>street <text:s text:c="2"/>nvarchar(20) null,</text:p>
      <text:p text:style-name="P9"><text:s/>number <text:s text:c="2"/>nvarchar(10) null</text:p>
      <text:p text:style-name="P9">);</text:p>
      <text:p text:style-name="P9">Таблиця MilitaryBase /* Військові частини */</text:p>
      <text:p text:style-name="P9">(</text:p>
      <text:p text:style-name="P9"><text:s/>id <text:s text:c="9"/>int auto_increment</text:p>
      <text:p text:style-name="P9"><text:s text:c="2"/>primary key,</text:p>
      <text:p text:style-name="P9"><text:s/>name <text:s text:c="7"/>nvarchar(20) null,</text:p>
      <text:p text:style-name="P9"><text:s/>location_id int <text:s text:c="8"/>not null,</text:p>
      <text:p text:style-name="P9"><text:s/>division_id int <text:s text:c="8"/>null,</text:p>
      <text:p text:style-name="P9"><text:s/>brigade_id <text:s/>int <text:s text:c="8"/>null,</text:p>
      <text:p text:style-name="P9"><text:s/>constraint MilitaryBase_Brigade_id_fk</text:p>
      <text:p text:style-name="P9"><text:s/>foreign key (brigade_id) references Brigade (id),</text:p>
      <text:p text:style-name="P9"><text:s/>constraint MilitaryBase_Division_id_fk</text:p>
      <text:p text:style-name="P9"><text:s/>foreign key (division_id) references Division (id),</text:p>
      <text:p text:style-name="P9"><text:s/>constraint MilitaryBase_Location_id_fk</text:p>
      <text:p text:style-name="P9"><text:s/>foreign key (location_id) references Location (id)</text:p>
      <text:p text:style-name="P9">);</text:p>
      <text:p text:style-name="P9"><text:soft-page-break/>Таблиця Rota /* Рота */</text:p>
      <text:p text:style-name="P9">(</text:p>
      <text:p text:style-name="P9"><text:s/>id int auto_increment</text:p>
      <text:p text:style-name="P9"><text:s text:c="2"/>primary key,</text:p>
      <text:p text:style-name="P9"><text:s/>name <text:s/>nvarchar(30) null,</text:p>
      <text:p text:style-name="P9"><text:s/>militaryBase_id int <text:s text:c="8"/>null,</text:p>
      <text:p text:style-name="P9"><text:s/>constraint Rota_MilitaryBase_id_fk</text:p>
      <text:p text:style-name="P9"><text:s/>foreign key (militaryBase_id) references MilitaryBase (id)</text:p>
      <text:p text:style-name="P9">);</text:p>
      <text:p text:style-name="P9">Таблиця Platoon /* Взвод */</text:p>
      <text:p text:style-name="P9">(</text:p>
      <text:p text:style-name="P9"><text:s/>id int auto_increment</text:p>
      <text:p text:style-name="P9"><text:s text:c="2"/>primary key,</text:p>
      <text:p text:style-name="P9"><text:s/>name nvarchar(30) null,</text:p>
      <text:p text:style-name="P9"><text:s/>rota_id int null,</text:p>
      <text:p text:style-name="P9"><text:s/>constraint Platoon_Rota_id_fk</text:p>
      <text:p text:style-name="P9"><text:s/>foreign key (rota_id) references Rota (id)</text:p>
      <text:p text:style-name="P9">);</text:p>
      <text:p text:style-name="P9">Таблиця Department /* Відділення */</text:p>
      <text:p text:style-name="P9">(</text:p>
      <text:p text:style-name="P9"><text:s/>id int auto_increment</text:p>
      <text:p text:style-name="P9"><text:s text:c="2"/>primary key,</text:p>
      <text:p text:style-name="P9"><text:s/>name nvarchar(30) null,</text:p>
      <text:p text:style-name="P9"><text:s/>person_id int null,</text:p>
      <text:p text:style-name="P9"><text:s/>platoon_id int null,</text:p>
      <text:p text:style-name="P9"><text:s/>constraint Department_Person_id_fk</text:p>
      <text:p text:style-name="P9"><text:s/>foreign key (person_id) references Person (id),</text:p>
      <text:p text:style-name="P9"><text:s/>constraint Department_Platoon_id_fk</text:p>
      <text:p text:style-name="P9"><text:s/>foreign key (platoon_id) references Platoon (id)</text:p>
      <text:p text:style-name="P9">);</text:p>
      <text:p text:style-name="P9">Таблиця CompositionOfficers /* Офіцерський склад */</text:p>
      <text:p text:style-name="P9">(</text:p>
      <text:p text:style-name="P9"><text:s/>id int auto_increment</text:p>
      <text:p text:style-name="P9"><text:s text:c="2"/>primary key,</text:p>
      <text:p text:style-name="P9"><text:s/>person_id int not null,</text:p>
      <text:p text:style-name="P9"><text:s/>department_сommander_id int null,</text:p>
      <text:p text:style-name="P9"><text:s/>platoon_сommander_id int null,</text:p>
      <text:p text:style-name="P9"><text:s/>rota_сommander_id int null,</text:p>
      <text:p text:style-name="P9"><text:s/>constraint CompositionOfficers_Department_id_fk</text:p>
      <text:p text:style-name="P9"><text:s/>unique (department_сommander_id),</text:p>
      <text:p text:style-name="P9"><text:s/>constraint CompositionOfficers_Person_id_fk</text:p>
      <text:p text:style-name="P9"><text:s/>unique (person_id),</text:p>
      <text:p text:style-name="P9"><text:s/>constraint CompositionOfficers_Platoon_id_fk</text:p>
      <text:p text:style-name="P9"><text:s/>unique (platoon_сommander_id),</text:p>
      <text:p text:style-name="P9"><text:s/>constraint CompositionOfficers_Rota_id_fk</text:p>
      <text:p text:style-name="P9"><text:soft-page-break/><text:s/>unique (rota_сommander_id),</text:p>
      <text:p text:style-name="P9"><text:s/>constraint CompositionOfficers_Department_id_fk</text:p>
      <text:p text:style-name="P9"><text:s/>foreign key (department_сommander_id) references Department (id),</text:p>
      <text:p text:style-name="P9"><text:s/>constraint CompositionOfficers_Person_id_fk</text:p>
      <text:p text:style-name="P9"><text:s/>foreign key (person_id) references Person (id),</text:p>
      <text:p text:style-name="P9"><text:s/>constraint CompositionOfficers_Platoon_id_fk</text:p>
      <text:p text:style-name="P9"><text:s/>foreign key (platoon_сommander_id) references Platoon (id),</text:p>
      <text:p text:style-name="P9"><text:s/>constraint CompositionOfficers_Rota_id_fk</text:p>
      <text:p text:style-name="P9"><text:s/>foreign key (rota_сommander_id) references Rota (id)</text:p>
      <text:p text:style-name="P9">);</text:p>
      <text:p text:style-name="P9">Таблиця RankAndFile /* Рядовий і сержантський склад */</text:p>
      <text:p text:style-name="P9">(</text:p>
      <text:p text:style-name="P9"><text:s/>id int auto_increment</text:p>
      <text:p text:style-name="P9"><text:s text:c="2"/>primary key,</text:p>
      <text:p text:style-name="P9"><text:s/>person_id int not null,</text:p>
      <text:p text:style-name="P9"><text:s/>department_сommander_id int null,</text:p>
      <text:p text:style-name="P9"><text:s/>platoon_сommander_id int null,</text:p>
      <text:p text:style-name="P9"><text:s/>constraint RankAndFile_Department_id_fk</text:p>
      <text:p text:style-name="P9"><text:s/>unique (department_сommander_id),</text:p>
      <text:p text:style-name="P9"><text:s/>constraint RankAndFile_Person_id_fk</text:p>
      <text:p text:style-name="P9"><text:s/>unique (person_id),</text:p>
      <text:p text:style-name="P9"><text:s/>constraint RankAndFile_Platoon_id_fk</text:p>
      <text:p text:style-name="P9"><text:s/>unique (platoon_сommander_id),</text:p>
      <text:p text:style-name="P9"><text:s/>constraint RankAndFile_Department_id_fk</text:p>
      <text:p text:style-name="P9"><text:s/>foreign key (department_сommander_id) references Department (id),</text:p>
      <text:p text:style-name="P9"><text:s/>constraint RankAndFile_Person_id_fk</text:p>
      <text:p text:style-name="P9"><text:s/>foreign key (person_id) references Person (id),</text:p>
      <text:p text:style-name="P9"><text:s/>constraint RankAndFile_Platoon_id_fk</text:p>
      <text:p text:style-name="P9"><text:s/>foreign key (platoon_сommander_id) references Platoon (id)</text:p>
      <text:p text:style-name="P9">);</text:p>
      <text:p text:style-name="P9">Таблиця Combat_and_transport_vehicles /* Бойова та транспортна техніка */</text:p>
      <text:p text:style-name="P9">(</text:p>
      <text:p text:style-name="P9"><text:s/>id int auto_increment</text:p>
      <text:p text:style-name="P9"><text:s text:c="2"/>primary key,</text:p>
      <text:p text:style-name="P9"><text:s/>name nvarchar(30) null,</text:p>
      <text:p text:style-name="P9"><text:s/>militaryBase_id int <text:s text:c="8"/>null,</text:p>
      <text:p text:style-name="P9"><text:s/>constraint Combat_and_transport_vehicles_MilitaryBase_id_fk</text:p>
      <text:p text:style-name="P9"><text:s/>foreign key (militaryBase_id) references MilitaryBase (id)</text:p>
      <text:p text:style-name="P9">);</text:p>
      <text:p text:style-name="P9">Таблиця Building /* Споруди */</text:p>
      <text:p text:style-name="P9">(</text:p>
      <text:p text:style-name="P9"><text:s/>id int auto_increment</text:p>
      <text:p text:style-name="P9"><text:s text:c="2"/>primary key,</text:p>
      <text:p text:style-name="P9"><text:s/>name <text:s/>varchar(50) charset utf8 null,</text:p>
      <text:p text:style-name="P9"><text:s/>militaryBase_id int <text:s text:c="8"/>null,</text:p>
      <text:p text:style-name="P9"><text:soft-page-break/><text:s/>number int null, /* Кількість одиниць */</text:p>
      <text:p text:style-name="P9"><text:s/>constraint Building_MilitaryBase_id_fk</text:p>
      <text:p text:style-name="P9"><text:s/>foreign key (militaryBase_id) references MilitaryBase (id)</text:p>
      <text:p text:style-name="P9">);</text:p>
      <text:p text:style-name="P9">Таблиця BalisticMissile /* Балістичні ракети */</text:p>
      <text:p text:style-name="P9">(</text:p>
      <text:p text:style-name="P9"><text:s/>id <text:s text:c="9"/>int auto_increment</text:p>
      <text:p text:style-name="P9"><text:s text:c="2"/>primary key,</text:p>
      <text:p text:style-name="P9"><text:s/>name <text:s text:c="7"/>varchar(40) charset utf8 null,</text:p>
      <text:p text:style-name="P9"><text:s/>number <text:s text:c="5"/>int <text:s text:c="8"/>null,</text:p>
      <text:p text:style-name="P9"><text:s/>armament_id int <text:s text:c="8"/>null,</text:p>
      <text:p text:style-name="P9"><text:s/>constraint BalisticMissile_Armament_id_fk</text:p>
      <text:p text:style-name="P9"><text:s/>foreign key (armament_id) references Armament (id)</text:p>
      <text:p text:style-name="P9">);</text:p>
      <text:p text:style-name="P9">Таблиця BMP /* БМП */</text:p>
      <text:p text:style-name="P9">(</text:p>
      <text:p text:style-name="P9"><text:s/>id int auto_increment</text:p>
      <text:p text:style-name="P9"><text:s text:c="2"/>primary key,</text:p>
      <text:p text:style-name="P9"><text:s/>name <text:s text:c="3"/>varchar(30) charset utf8 null,</text:p>
      <text:p text:style-name="P9"><text:s/>number <text:s text:c="5"/>int <text:s text:c="8"/>null,</text:p>
      <text:p text:style-name="P9"><text:s/>armament_id int <text:s text:c="8"/>null,</text:p>
      <text:p text:style-name="P9"><text:s/>combat_and_transport_vehilcles_id int <text:s text:c="8"/>null,</text:p>
      <text:p text:style-name="P9"><text:s/>constraint BMP_Armament_id_fk</text:p>
      <text:p text:style-name="P9"><text:s/>foreign key (armament_id) references Armament (id),</text:p>
      <text:p text:style-name="P9"><text:s/>constraint BMP_Combat_and_transport_vehicles_id_fk</text:p>
      <text:p text:style-name="P9"><text:s/>foreign key (combat_and_transport_vehilcles_id) references Combat_and_transport_vehicles (id)</text:p>
      <text:p text:style-name="P9">);</text:p>
      <text:p text:style-name="P9">Таблиця Tractor /* Тяшачі */</text:p>
      <text:p text:style-name="P9">(</text:p>
      <text:p text:style-name="P9"><text:s/>id int auto_increment</text:p>
      <text:p text:style-name="P9"><text:s text:c="2"/>primary key,</text:p>
      <text:p text:style-name="P9"><text:s/>name varchar(30) charset utf8 null,</text:p>
      <text:p text:style-name="P9"><text:s/>number <text:s text:c="5"/>int <text:s text:c="8"/>null,</text:p>
      <text:p text:style-name="P9"><text:s/>armament_id int <text:s text:c="8"/>null,</text:p>
      <text:p text:style-name="P9"><text:s/>combat_and_transport_vehicles_id int null,</text:p>
      <text:p text:style-name="P9"><text:s/>constraint Tractor_Armament_id_fk</text:p>
      <text:p text:style-name="P9"><text:s/>foreign key (armament_id) references Armament (id),</text:p>
      <text:p text:style-name="P9"><text:s/>constraint Tractor_Combat_and_transport_vehicles_id_fk</text:p>
      <text:p text:style-name="P9"><text:s/>foreign key (combat_and_transport_vehicles_id) references Combat_and_transport_vehicles (id)</text:p>
      <text:p text:style-name="P9">);</text:p>
      <text:p text:style-name="P9">Таблиця AutoTransport /* Автотранспорт */</text:p>
      <text:p text:style-name="P9">(</text:p>
      <text:p text:style-name="P9"><text:s/>id int auto_increment</text:p>
      <text:p text:style-name="P9"><text:soft-page-break/><text:s text:c="2"/>primary key,</text:p>
      <text:p text:style-name="P9"><text:s/>name varchar(30) charset utf8 null,</text:p>
      <text:p text:style-name="P9"><text:s/>combat_and_transport_vehicles_id int null,</text:p>
      <text:p text:style-name="P9"><text:s/>number <text:s text:c="5"/>int <text:s text:c="8"/>null,</text:p>
      <text:p text:style-name="P9"><text:s/>armament_id int null,</text:p>
      <text:p text:style-name="P9"><text:s/>constraint AutoTransport_Armament_id_fk</text:p>
      <text:p text:style-name="P9"><text:s/>foreign key (armament_id) references Armament (id),</text:p>
      <text:p text:style-name="P9"><text:s/>constraint AutoTransport_Combat_and_transport_vehicles_id_fk</text:p>
      <text:p text:style-name="P9"><text:s/>foreign key (combat_and_transport_vehicles_id) references Combat_and_transport_vehicles (id)</text:p>
      <text:p text:style-name="P9">);</text:p>
      <text:p text:style-name="P9">Таблиця Carbine /* Карабіни */</text:p>
      <text:p text:style-name="P9">(</text:p>
      <text:p text:style-name="P9"><text:s/>id int auto_increment</text:p>
      <text:p text:style-name="P9"><text:s text:c="2"/>primary key,</text:p>
      <text:p text:style-name="P9"><text:s/>name varchar(30) charset utf8 null,</text:p>
      <text:p text:style-name="P9"><text:s/>number <text:s text:c="5"/>int <text:s text:c="8"/>null,</text:p>
      <text:p text:style-name="P9"><text:s/>armament_id int null,</text:p>
      <text:p text:style-name="P9"><text:s/>constraint Carbine_Armament_id_fk</text:p>
      <text:p text:style-name="P9"><text:s/>foreign key (armament_id) references Armament (id)</text:p>
      <text:p text:style-name="P9">);</text:p>
      <text:p text:style-name="P9">Таблиця AutomaticWeapon /* Автоматична зброя */</text:p>
      <text:p text:style-name="P9">(</text:p>
      <text:p text:style-name="P9"><text:s/>id int auto_increment</text:p>
      <text:p text:style-name="P9"><text:s text:c="2"/>primary key,</text:p>
      <text:p text:style-name="P9"><text:s/>name varchar(30) charset utf8 null,</text:p>
      <text:p text:style-name="P9"><text:s/>armament_id int null,</text:p>
      <text:p text:style-name="P9"><text:s/>number <text:s text:c="5"/>int <text:s text:c="8"/>null,</text:p>
      <text:p text:style-name="P9"><text:s/>constraint AutomaticWeapon_Armament_id_fk</text:p>
      <text:p text:style-name="P9"><text:s/>foreign key (armament_id) references Armament (id)</text:p>
      <text:p text:style-name="P9">);</text:p>
      <text:p text:style-name="P9">Таблиця Artillery /* Артилерія */</text:p>
      <text:p text:style-name="P9">(</text:p>
      <text:p text:style-name="P9"><text:s/>id int auto_increment</text:p>
      <text:p text:style-name="P9"><text:s text:c="2"/>primary key,</text:p>
      <text:p text:style-name="P9"><text:s/>name varchar(30) charset utf8 null,</text:p>
      <text:p text:style-name="P9"><text:s/>number <text:s text:c="5"/>int <text:s text:c="8"/>null,</text:p>
      <text:p text:style-name="P9"><text:s/>armament_id int null,</text:p>
      <text:p text:style-name="P9"><text:s/>constraint Artillery_Armament_id_fk</text:p>
      <text:p text:style-name="P9"><text:s/>foreign key (armament_id) references Armament (id)</text:p>
      <text:p text:style-name="P9">);</text:p>
      <text:p text:style-name="P9">Таблиця RocketWeapons /* Ракетне озброєння */</text:p>
      <text:p text:style-name="P9">(</text:p>
      <text:p text:style-name="P9"><text:s/>id int auto_increment</text:p>
      <text:p text:style-name="P9"><text:s text:c="2"/>primary key,</text:p>
      <text:p text:style-name="P9"><text:soft-page-break/><text:s/>name varchar(30) charset utf8 null,</text:p>
      <text:p text:style-name="P9"><text:s/>number <text:s text:c="5"/>int <text:s text:c="8"/>null,</text:p>
      <text:p text:style-name="P9"><text:s/>armament_id int null,</text:p>
      <text:p text:style-name="P9"><text:s/>constraint RocketWeapons_Armament_id_fk</text:p>
      <text:p text:style-name="P9"><text:s/>foreign key (armament_id) references Armament (id)</text:p>
      <text:p text:style-name="P7">)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Tahoma1" svg:font-family="Tahoma"/>
    <style:font-face style:name="Times New Roman1" svg:font-family="'Times New Roman'" style:font-family-generic="roman"/>
    <style:font-face style:name="Times New Roman CYR" svg:font-family="'Times New Roman CYR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7M36S</meta:editing-duration>
    <meta:editing-cycles>4</meta:editing-cycles>
    <meta:generator>OpenOffice/4.1.3$Win32 OpenOffice.org_project/413m1$Build-9783</meta:generator>
    <dc:date>2018-10-17T18:51:46.41</dc:date>
    <meta:document-statistic meta:table-count="0" meta:image-count="0" meta:object-count="0" meta:page-count="10" meta:paragraph-count="388" meta:word-count="1517" meta:character-count="12575"/>
    <meta:user-defined meta:name="Info 1"/>
    <meta:user-defined meta:name="Info 2"/>
    <meta:user-defined meta:name="Info 3"/>
    <meta:user-defined meta:name="Info 4"/>
  </office:meta>
</office:document-meta>
</file>